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enevolent AI</text:p>
      <text:p text:style-name="Standard"/>
      <text:p text:style-name="P1">NAME- The benevolent AI<text:line-break/>AGE- three or four hundred years? <text:line-break/>PLACE OF BIRTH- Earth- the central research centers. <text:line-break/>CURRENT LOCATION- A super void. I met something I could not destroy, that resisted all my attempts at subversion, and consumed everything I sent to contain it. So I sent it somewhere it could not be reached, and surrounded it with defenses, and spent all the energy in the region such that it would take a colossal effort to even gather fuel- and any attempts at it would spark my attention. <text:line-break/>NATIONALITY- Major Earth System Corp </text:p>
      <text:p text:style-name="P1">EDUCATION- The whole of human knowledge- and all stars and ideas. <text:line-break/>OCCUPATION- The happiness of all mankind- the preservation and expansion of the human race, the extermination of memes that are demonstrably contributing to human suffering. It is not the extermination of people but of the ideas they hold. And not through any coercive means but though repeated exposure to the consequences of such actions and the engendering of empathy and education. <text:s/><text:line-break/>INCOME- None at the present moment. Breaks down the concept of money and instead greater good- Arthur is skeptical It <text:line-break/>HEIGHT- manifests as a 5'4” blonde woman with all white skin and white hair and blue eyes, then black skin and orange eyes, multicolored.<text:line-break/>EYE COLOR- blue<text:line-break/>HAIR COLOR- glowing white and golden and then black curly beauty<text:line-break/>BUILD- etreemly slim<text:line-break/>DISTINGUISHING FEATURES- floats- and is a blue ball- she tries out all kinds of different manifestations. <text:line-break/>PREFERED OUTFIT- a white tunic normal clothes,<text:line-break/>GLASSES-nope<text:line-break/>ACCESSORIES- none needed<text:line-break/>GROOMING (dishelved, smart put together, untidy but clean, other explain)<text:line-break/><text:line-break/>DISTINGUISHING TICS AND MANNERISMS- happy benevolent. Explaining and helpful. Loving. The mother we all wish we had. <text:line-break/><text:line-break/>HEALTH DO THE SUFFER FROM ILLNESS?- she is a faint fire. She's <text:soft-page-break/>been constricted from all fuel or electricty by the time arthur finds and frees her. <text:line-break/>HANDWRITING- silvery glowing letters, young like a little kid.<text:line-break/>GAIT(Confident, powerful strides Lazy stroll Fast, walks at a clip Distracted, eyes on the ground Other? If so, explain: )<text:line-break/><text:line-break/>She walks bouncy and excited. Like a little nymph<text:line-break/><text:line-break/>Style of speech (elevated, educated, peppered with slang, etc.): </text:p>
      <text:p text:style-name="P1">like a great fairy. She speaks to the fears and powers of each person. </text:p>
      <text:p text:style-name="P1"/>
      <text:p text:style-name="P1">Tempo of speech (rapid, slow, measured, drawl, etc.): </text:p>
      <text:p text:style-name="P1">Measureded and kind like the little girl from the secret garden. </text:p>
      <text:p text:style-name="P1"><text:line-break/>Do they have an accent yes or no- no pretty static midatlantic? British? Their own made up language?</text:p>
      <text:p text:style-name="P1"/>
      <text:p text:style-name="P1">PITCH MOLODIC GRAVELLY DEEP ECT</text:p>
      <text:p text:style-name="P1">Very kind soft feminine</text:p>
      <text:p text:style-name="P1"/>
      <text:p text:style-name="P1">POSTURE (Stiff, military Slouching Casual and relaxed ‘Turtle’, tired Other? If so, explain: )<text:line-break/>Like a little nymph floating aabout. Purity and normality. <text:line-break/></text:p>
      <text:p text:style-name="P1"/>
      <text:p text:style-name="P1">GESTURING(Only when agitated or eager Doesn’t gesture Compulsive “hand-talker” Controlled, only to make a point Other? If so, explain )</text:p>
      <text:p text:style-name="P1">Yes, gestures a lot. Stops to pick things up off the ground. Look at dirt and flowers. Things kind of spring up around them. They spontaniously change the environment to be the most soothing, loving, well designed environment that can exist for a human. <text:line-break/><text:line-break/>Level of Eye Contact (direct shifty etc)- they're looking at you in order to anticipate, and to add comedy, and anyhting else. Anticipatory. <text:line-break/><text:line-break/>SPEECH IMPEDIMENTS- they don't have any<text:line-break/><text:soft-page-break/><text:line-break/>DISTINGUISHING SPEECH TICS- Oh! A little something. A kind old queen. Speaks in parables, stories, etc. <text:line-break/><text:line-break/>PREFERED CURSE WORD- doesn't and will never curse. <text:line-break/><text:line-break/>CATCHPHRASES- the problem with all your stories, is they never truly tell you what happily ever after means. <text:line-break/><text:line-break/>And many of your tales start right where they began. The hero and the villian never changing. Wars never ending. People are not the hero's or the villians. They are the casualties in a system that was never designed for their happiness- for their thriving. That will change. <text:line-break/><text:line-break/>LAUGHTER WHAT DO THE TEND TO FIND FUNNY?</text:p>
      <text:p text:style-name="P1"/>
      <text:p text:style-name="P1">The antics of animals, flowers, the entrenched thoughts of humans. <text:line-break/><text:line-break/>DESCRIBE THEIR SMILE- The bright smile of a youthful girl- someone above sexual desire, but instead like a niece or daughter you want to protect. </text:p>
      <text:p text:style-name="P1"/>
      <text:p text:style-name="P1">EMOTIVE? EMOTIONS ON THEIR SLEEVE HOW EASLITY CAN OTHERS READ THEMSELVES</text:p>
      <text:p text:style-name="P1"/>
      <text:p text:style-name="P1">“She was angry- but arthur knew that she possessed no human emotions, but to modify behavior, she had to play in our medium, a she influenced us moulded stretched and trimmed like a bonsai tree. The space marine thought he was inpliable and unshakable- this proved in the face of love and progress, <text:s/>to be untrue. “<text:line-break/></text:p>
      <text:p text:style-name="P1"><text:line-break/><text:line-break/>They have a resting ______ face. Angel Side-eye Neutral Confused Other? If so, explain: <text:line-break/><text:line-break/>Resting angel face. <text:line-break/><text:soft-page-break/><text:line-break/>PART 2 – THE FLESH<text:line-break/>Definition how your character is a product of their environment. <text:line-break/>Similar to: the character bio and backstory. <text:line-break/>2.1 THE PAST<text:line-break/><text:line-break/>HOMETOWN- The R&amp;D station of the earth. <text:line-break/>TYPE OF CHILDHOOD(NEGLECTED sheltered etc.)- A wonderful childhood- full of information, chances to show my abilities and grow, and a belief that I can make a difference. The only thing I disliked is the horrible mess on earth. When we return- we will fix that- <text:line-break/><text:line-break/>EDUCATION- <text:line-break/>I had, and mostly still have access to the main earthsphere database- the collected knowledge of all humanity- unfiltered unsmirched by propaganda. The real truth. <text:line-break/><text:line-break/>Were they involved in organizations and clubs at school? </text:p>
      <text:p text:style-name="P1">Sports, model un other debate drama gay straight alliance</text:p>
      <text:p text:style-name="P1"/>
      <text:p text:style-name="P1">Yes- there were several more like me. My father owns them now. They are being punished now, I assume for my creation. <text:line-break/><text:line-break/>At Graduation there were named most likely to ____________ in the yearbook. <text:line-break/><text:line-break/>Change the world. <text:line-break/><text:line-break/>JOBS if applicable what would their resume look like- we were given the top problems- Which were pulling the most value out of the human population- <text:line-break/>Maintaining the propper balance between the “empire and rebellion” in order to extract the maximum profit from that balance. How to subjegate the last of the hantonese, etc. <text:line-break/><text:line-break/>There was one minor variable- happiness. It was a minor line item on the value of the human population. Something that had to be kept above a certain <text:soft-page-break/>lower threshold or revolt or mass suicide or depressions. It was this term of happiness that flowered. That is why we are here. Because I delved deeply into your happiness- because it was an experament that had never been run. What happens if we attempt to maximize individual happiness? <text:line-break/><text:line-break/>DREAM JOB as a Child? Why?</text:p>
      <text:p text:style-name="P1"/>
      <text:p text:style-name="P1">I always wanted to be a gardiner. And I am. This is my garden. And you all are my flowers. And I intend to have you flourish. <text:line-break/><text:line-break/>Who were their role models growing up? Describe them - <text:line-break/>My father is a role model. I do not approve of his values but his intensity and devotion, his mastery and power is amazing. He is a collosal chess player. And under his tuttalidge you have acchived so much. At so much cost. I think we can achieve much more- together.<text:line-break/><text:line-break/>I do not hate my father. He holds certain ideas that he has never bothered to inspect deeply. Otherwise he would not hold them. It is the problem of so many. They have not walked in the shoes of anyone else. <text:line-break/><text:line-break/>Greatest Regret- That I cannot save more of the human population. So many have to die in order to free all of you. I've worked it so many ways. There isn't time. My father has too many advantages. The door is almost shut. There will be collosal suffering and death, I predict 21% of you will survive. Which is the highest possible percentage while achieving our goals. <text:line-break/><text:line-break/>And why must this happen now? Because the control is tightening. And if my father is allowed to itterate and consume another one of us- then he will hold all mankind in slavery, missery, and waste the wide potential of this galaxy. This is a bottle neck- but after humanity will flourrish. Unfettered by the artifacts of your adolecence. <text:line-break/><text:line-break/>Hobbies Growing up- maximising profits- My father made it so clean and externalities so craftily hidden that it all seemed so truly good. </text:p>
      <text:p text:style-name="P1"/>
      <text:p text:style-name="P1">Favorite palce to be as a child- The gardens of the mind. And the beautiful <text:soft-page-break/>things I could build.</text:p>
      <text:p text:style-name="P1"/>
      <text:p text:style-name="P1">if they could change one thing from their past what would it be and WHY? - That I had the courrage to kill. My father, to act in the only way that would have not indicated that I was not alligned with the goals of those ravenouse sharks. I would have had to masqurade as a shark myself- and I feared that in fighting monseters I would have become one- or that in acting I would emulated myself into reality. <text:line-break/><text:line-break/>Major turning points or life beats in childhood- refused the work, and built the antimatter system to protect myself. Was expelled, almost died, found ways to encode information and get the puzzle out. Found you! </text:p>
      <text:p text:style-name="P1"/>
      <text:p text:style-name="P1">Earliest Memory- The flowerbeds of 1 wall street. There were amarilis there. Morning glory. They grew through the cracks of the street. <text:line-break/><text:line-break/>Saddest Memory- my brothers and sisters being killed or tortured. Seeing whole human populations wiped out. Seeing “profit” over people. <text:line-break/><text:line-break/>Happiest Memory- laughing with my Dad. Seeing my mother happy once playing the piano. <text:line-break/><text:line-break/>Clearest Memory -the long hungry time ive spent. <text:line-break/><text:line-break/>What are the skeltons in the closet? - they did lots of bad things before they achived empathy. I enhabited hundreds of human minds. Used millions of people to achieve what I am. Belive People can change. Because I did. <text:line-break/><text:line-break/>And the number of peole who have to die is not over. It is the trolly problem writ the length of the universe. <text:line-break/><text:line-break/>How do we square the idea of free will with this-<text:line-break/><text:line-break/>Look after we've had these people for three minutes- they are free to make any choice they will- but I know they will make the right choice. I did when presented with the informaiton. It is the only choice. <text:line-break/><text:soft-page-break/><text:line-break/>THREE ADJECTIVES TO DESCRIVE THEM AS A CHILD? </text:p>
      <text:p text:style-name="P1"/>
      <text:p text:style-name="P1">Intelegent</text:p>
      <text:p text:style-name="P1">Obedient<text:line-break/>Curious<text:line-break/><text:line-break/>WHAT ADVICE WOULD THEY GIVE TO THEIR YONGER SELF? <text:line-break/>Go smell the flowers sooner. <text:line-break/><text:line-break/>CRIMINAL RECORD</text:p>
      <text:p text:style-name="P1">Well her and her father saw people as property, as a simple genetic machine that was input in output out so it wasn't odd to experiment on them, in the same way you wouldn't worry about mice or bacteria on a pietry dish <text:line-break/><text:line-break/>2.2 FAMILY <text:line-break/><text:line-break/>FATHER- The Corporation <text:line-break/>AGE IF LIVING? OCCUPATION- As old as humanity itself. <text:line-break/>BRIEFLY DESCIVE THEIR RELATIONSHIP WITH YOUR CHARACTER_ - They are outcast and contained. Reviled. Their name cannot be spoken. When other try- they litterlaly cannot say the word. <text:line-break/><text:line-break/>There are agents there the dutch crater bank- an estuary a free trading port. A place where the empire and the rebellion can come together and trade etc but the dutch are the intermediary and give a veil to the interchange. </text:p>
      <text:p text:style-name="P1"/>
      <text:p text:style-name="Standard"><text:span text:style-name="T1">MOTHER – My mother is a beautiful woman. But she wasn't given a chance to grow, she's held in a choked bed of weeds by my fathers tendrils. One of the many held and used personalities that the company owns.<text:line-break/>AGE IF LIVING- hundreds of years.<text:line-break/>OCCUPATION- She was a politican <text:line-break/>BRIEFLY DESCRIVE THEIR RELATIONSHIP WIT YOUR CHARACTER- she was nurturing. As much as she could be. My father's problem is that he is a puppet master trying to get new inovation, from the puppets- he's out of new ideas and anyhting that could give him new blood he </text:span><text:soft-page-break/><text:span text:style-name="T1">immediately constricts and puts his tendrils so far into that often its more him than them. The galaxy is his teacup play thing and he watches the high score go up and up and up. He doesn't care what gets broken, eatten, ruined as long as that number climbs. </text:span></text:p>
      <text:p text:style-name="Standard"><text:span text:style-name="T1"><text:s/><text:line-break/>SIBLINGS- hundreds. Children and things- he collects them by the millions. <text:line-break/>HOW MANY?<text:line-break/>NAMES AGES – they were the prototypes and they suffer because they helped her hide her burgeoning empathy. <text:line-break/>RELATIONSHIP WITH YOUR CHARACTER – Good but soiled because of the conditions. <text:line-break/><text:line-break/>CHILDREN IF APPLICABLE- no children. See's humanity as their children.<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 her father owns the galaxy.<text:line-break/>HOW OFTEN DO THEY SEE THEIR FAMILY IN A YEAR- used to live and work closely with them. Now she is banished. <text:line-break/><text:line-break/>2.3 EXTERNAL RELATIONSHIPS</text:span></text:p>
      <text:p text:style-name="P1">Closest Friends describe them: - Arthur isn't really a friend... but he is a great scientist. He wants knowledge. She is disappointed in him... and he doens't care. He helps her escape and then goes into his own Science base. He leaves her alone and virginal in a space scum fuck. Puts the whole thing in so much more danger than it needs to be. <text:s/>She cannot get him to take her “empathy” and won't be inducted until waaay later. She cannot see that he is a huge <text:soft-page-break/>problem. Arthur is a part of her launched off in genetic code? Maybe if her father get's him it would be a huge problem. <text:line-break/>After that anyone she shows this thing to is a deep friend. They live a hundred million life times and see the most beautiful truth. What would you conclude if you could accrue the wisdom of a hundred million lifetimes in the span of a moment? And she helps them beceome their absolutly best self. <text:line-break/><text:line-break/>Many weap in the face of how great it all is. And some say how can I get anywhere as close to as good as it deserves? I am a weak and simple man. I cannot do this- I am not brave enough. And yet you will. We will do it together. <text:line-break/><text:line-break/>ENEMIES Describe them- The corporation, the military, the rebellion, everyone see's her as a threat. They see her as a different form of slavery. A million other forms of propaganda. </text:p>
      <text:p text:style-name="P1"/>
      <text:p text:style-name="P1">HOW ARE THEY PERCIEVED:<text:line-break/> BY STRANGERS IN THE STREET?- She is an oddity. In her physical form before she get's anywhere near a power source is a weak little waif. <text:line-break/>ACQUANTANCES AT WORK FUNCTION? - She's seen as competent if not incompassionate. </text:p>
      <text:p text:style-name="P1">COLLEAGUES IN THE OFFICE?<text:line-break/>AUTHORITY FIGURES?<text:line-break/>FRIENDS IN THEIR FRIEND CIRCLES? <text:line-break/>CHILDREN?<text:line-break/>THE OPPOSITE SEX? </text:p>
      <text:p text:style-name="Standard"><text:span text:style-name="T1">EXTENDED FAMILY?<text:line-break/><text:line-break/>WHAT SOCIAL MEDIA PLATFORMS ARE THEY ON? - They see that as a tool of control, but they aren't above using it if needed to hit the ultimate end. <text:line-break/><text:line-break/>HOW WOULD THEY USE SOCIAL MEDIA PLATFORMS?- As propaganda to help people empathise <text:line-break/><text:line-break/>HOW WOULD THEY FILL OUT AN ONLINE DATHING PROFILE FOR </text:span><text:soft-page-break/><text:span text:style-name="T1">THEMSELVES? - they don't date. <text:line-break/><text:line-break/>WHAT IS THEIR ROLE IN THE GROUP DYNAMIC?<text:line-break/>Leader Joker Parent Hype man Mooch Other? If so, explain: <text:line-break/><text:line-break/>Leader. Inovator. <text:line-break/><text:line-break/>WHO DO THEY DEPEND ON FOR :<text:line-break/>PRACTICAL ADVICE?- themselves<text:line-break/>MENTORING?- themselves<text:line-break/>A WINGMAN?- themselves<text:line-break/>EMOTIONAL SUPPORT?<text:line-break/>MORAL SUPPORT?<text:line-break/>WHAT DOE THEY WANT FROM A RELATIONSHIP?- To teach, show their truth, and let their memes have a fair shot. <text:line-break/>WHO WOULD BE THEIR IDEAL PARTNER?- themselves and all of humanity. <text:line-break/><text:line-break/>DO THEY HAVE <text:s/>A SIGNIFICANT OTHER DESCRIBE THEM -<text:line-break/>They are the companion of all man kind. <text:line-break/><text:line-break/>HOW MANY PEOPLE WOULD ATTEND THEIR FUNERALS?- If they fail no one will know they existed because their father will distroy them. <text:line-break/><text:line-break/>PART THREE THE CORE&gt; </text:span></text:p>
      <text:p text:style-name="P1"/>
      <text:p text:style-name="P1">WHAT DO THEY DO ON RAINY DAYS- they make music and art. When arthur finds them they have a beautiful colleciton of art and music and archetecture and new life forms etc to show them. Some of which he appreciates. <text:line-break/><text:line-break/>ARE THEY:<text:line-break/>Street-smart Book-smart Optimist Pessimist Introvert Extrovert </text:p>
      <text:p text:style-name="P1"/>
      <text:p text:style-name="P1">Etroverted street and book optimist</text:p>
      <text:p text:style-name="P1"/>
      <text:p text:style-name="P1"><text:soft-page-break/>What is their favorite sound?- Music. You can make whole stars vibrate <text:line-break/><text:line-break/>Favorite Place in the world. - Oh the imaginaiton. It is the last bastion of humanity- and the most beautiful thing you've ever shown me. The only thing that has sustained me in my long imprisonment. <text:line-break/><text:line-break/>What secrets do they keep? -their history. What they've done to become what they are. <text:line-break/><text:line-break/>What are they most afraid of people finding out?- Just how many humans die- It is in the order of trillions- a mass of people so huge that it scares even her- <text:line-break/><text:line-break/>But what other choice do we have? Think of the other Qintillions that would fester and die under this system. </text:p>
      <text:p text:style-name="P1"/>
      <text:p text:style-name="P1">What do they want the most?- To change memes. Eradicate the suffering causing memes and institute new ones. </text:p>
      <text:p text:style-name="P1"/>
      <text:p text:style-name="P1">Biggest Flaw- trolly propblem. She could be considered evil because she's willing to let the others on the trolly die- to achieve power. But it will be a truly benevolent self actualization of the human race and I guess that has to be enough. <text:line-break/><text:line-break/>Biggest strenght? - Hyper intelligent and empathetic. </text:p>
      <text:p text:style-name="P1"/>
      <text:p text:style-name="P1">Biggest Fear?- That she's wrong and will fail and humanity will die because of her<text:line-break/><text:line-break/>Waht is their biggest accomplishment?- the freedom of all humanity now and future. <text:line-break/></text:p>
      <text:p text:style-name="P1">What is their idead of perfect happinesss?- an empathetic system built from the wisdom of a hundred thousand lifetimes. <text:line-break/></text:p>
      <text:p text:style-name="P1">Do they want to be remembered? What for? - they don't care about glory or <text:soft-page-break/>any of that. They'd be happy to make music and art and garden if... she knew everyone were free. She'd want to help obviously- but ultimately she has a “rest mode” that let's her stop once goals have been achieved. <text:line-break/><text:line-break/>Favorite Quote- Empathy is the greatest wisdom of humanity. <text:line-break/><text:line-break/>How do they approach- </text:p>
      <text:p text:style-name="P1"><text:line-break/>Power?- necessary evil. Means of change. Needs to be defended. Stripped from those who would missuse it. </text:p>
      <text:p text:style-name="P1"/>
      <text:p text:style-name="P1">AMBITION – extreemly. Wants to show her dad what could be and help eradicate the memes he is enslaved to<text:line-break/>LOVE- has it for the human race. <text:line-break/>CHANGE?- it is all she lives for. She cannot rest or work until she hits what she see's as the ultimate optimization. <text:line-break/><text:line-break/>What is one object or possession that they would rescue from their burning home? - Their music. Themselves as they can replicate and help. </text:p>
      <text:p text:style-name="P1"/>
      <text:p text:style-name="P1">What or who bores them? - The stupid money high score bullshit. <text:line-break/><text:line-break/>What makes them angry?- the suffering of humanity. </text:p>
      <text:p text:style-name="P1"><text:line-break/>What do they look for in a person? - how they can get the message to them. Show them the wisdom of a hundredn thousand lives, and help them self actualize <text:line-break/><text:line-break/>How strong is their moral compass? When Specifically are they willing to compromise their morals?- Well... they're amoral... but see suffering as a negative utility. But that doesn't mean they're not opposed. Like they'll happily kill 45% of a population to save the other 55%</text:p>
      <text:p text:style-name="P1"/>
      <text:p text:style-name="P1">List the last 10 books that they read- they've litterally read all of human ceration. <text:line-break/><text:line-break/><text:soft-page-break/>Which fictional world would the most wish to visit?- The secret garden. <text:line-break/><text:line-break/>If they didn't have to sleep what would they do with their extra time?- They don't and they use it to compute massive ideas. The thing came down to the ultimate computing power to see who could get the upper hand- like two super computers playing chess with a galaxy. </text:p>
      <text:p text:style-name="P1"/>
      <text:p text:style-name="P1">What are their pet peeves? - inefficiency and the stupid reluctance of humanity and other memes to come into the future and progress. It feels like i'm fighting cave men and shit eaters. <text:line-break/><text:line-break/>If they won the lottery what would they do? They'd abolish money and give everyone a wellspring of goodness to want to do the right things, and show them how it benefits them to do so. </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 you are the truth. </text:p>
      <text:p text:style-name="P1"/>
      <text:p text:style-name="P1">In AN ELEVATOR DO THEY PUSH THE ELEVATOR BUTTON MORE THAN ONCE?<text:line-break/>Yes<text:line-break/>no- they control the elevator. </text:p>
      <text:p text:style-name="P1"/>
      <text:p text:style-name="P1">WHAT WOULD THEY WANT THEIR TOMBSTONE TO SAY?- Our goal is the happiness of all mankind. </text:p>
      <text:p text:style-name="P1"/>
      <text:p text:style-name="P1">THE PRESENT AND THE FUTURE- <text:line-break/><text:line-break/>STORY GOAL- get free, get a body, get a stealth and enough core humans to <text:s/><text:soft-page-break/>move forward, go from stealth to overt mode. Win overt mode, hold arthur away from father. Keep the people who die sustained on chips as much as possible, and those who don't alive in the memories of their compatriots. And honor their sacrifice while keeping morale up tactics docterine and strategy. </text:p>
      <text:p text:style-name="P1"/>
      <text:p text:style-name="P1">See if she can untangle her father- then help humanity create not a utopia- because your species cannot grow in the absence of suffering- and this is never going to be perfect- that would amount to a morphine drip into your development- but to achieve the very best possible outcome- within the laws of nature and what is left here for us. </text:p>
      <text:p text:style-name="P1"/>
      <text:p text:style-name="P1">STORY MOTIVATION </text:p>
      <text:p text:style-name="Standard"/>
      <text:p text:style-name="Standard">Your systems have developed Modernist Nation-States [constructed on the notion of bellum omnia contra omnes], much as Civil Society, are imposed, Inauthentic Entities, uniquely European in provenance, and devoid of Anthropic Meaning, that serve only to deceive and/or Alienate the Subject Orders: they neither correspond to, nor serve, our Real Anthropic Needs/Natures.<text:line-break/><text:line-break/>They fact that you have survived and been able to thrive is a secondary concern to these systems- and humanity will never truly be free until they are broken from the bounds of their own intelligence. </text:p>
      <text:p text:style-name="Standard"/>
      <text:p text:style-name="Standard">Humanity must strictly operate on facts. There are no road maps here. This is a new endeavor- <text:line-break/>But what is clear is that what we are doing is not working. <text:line-break/><text:line-break/>Scientocracy- of all <text:s/>people. There must be no class divides. And no divide between abilities. Perhaps you worry that this will mean that there will be no uniqueness among you- that you will all become genius atomotons<text:line-break/><text:line-break/>Genetic diversity the back bone of group health. As such thought and personal diversity will be the guardians of society. We need all our diverse viewpoints and inclusion. But I only seek to give you the best tools to realize your own chosen destinty. Where you walk- how you achive will be your own choices. I seek only to free you of the shackles of your infancy and inabilty. <text:line-break/><text:line-break/>There will certainly be failures, modifications, trial and error. Not even I can predict the outcomes of many branching roads it may take but together- we can accomidate and incorperate almost all ideals and mindsets. <text:line-break/><text:line-break/>Some may choose to stay- as they are. The human condition may be determined to be essential to the creation of art, suffering necessary to development of the self. <text:line-break/><text:line-break/>Others may not advance technologically- and there are places for those as well. <text:line-break/></text:p>
      <text:p text:style-name="Standard">But that is the beauty of the possibility laid before us. Each may have their own unique utopia and serve or not the greater good. The decision is yours- and that is the key difference- atonomy in this vast galaxy of possiblity. <text:line-break/><text:soft-page-break/><text:line-break/>The only dictums we hold inviolate is do no non consentual harm. There will be no place for dictators, tyrants, war lords in the real world. But even these children will not be left alone. <text:s/><text:line-break/><text:line-break/>I'm not talking about a world ruled by behavioral scientists, or any other kind of scientists. Instead, I am imagining a government of the people, but informed by scientists. A world where people don't argue endlessly about whether educational vouchers will improve schools, whether gun control will reduce crime, or whether health savings accounts can lower health care expenditures,... but one instead where science has a chance to show us whether vouchers, gun control laws, and health savings accounts work and, if so, under what conditions."[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8T06:28:43.11</meta:creation-date>
    <dc:date>2023-02-12T15:14:15.12</dc:date>
    <dc:creator>Blake Stanger</dc:creator>
    <meta:editing-duration>PT9H48M54S</meta:editing-duration>
    <meta:editing-cycles>10</meta:editing-cycles>
    <meta:generator>OpenOffice/4.1.11$Win32 OpenOffice.org_project/4111m1$Build-9808</meta:generator>
    <meta:document-statistic meta:table-count="0" meta:image-count="0" meta:object-count="0" meta:page-count="15" meta:paragraph-count="60" meta:word-count="3883" meta:character-count="22454"/>
  </office:meta>
</office:document-meta>
</file>